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6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16mm" fo:break-before="auto" style:use-optimal-row-height="true"/>
    </style:style>
    <style:style style:name="ro3" style:family="table-row">
      <style:table-row-properties style:row-height="10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/>
          <table:table-cell office:value-type="string" calcext:value-type="string">
            <text:p>Als Kunde will ich dem Anbieter über ein Kontaktformular Nachrichten zukommen lassen, um Anmerkungen zu machen, Fragen zu stellen, et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 Kunde will ich das Angebot sehen, um Artikel aus dem Angebot in den Warenkorb zu le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 Kunde will ich <text:s/>Varianten der Artikel sehen, um die Artikel individuell gestalten zu könne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ls Anbieter will ich einen Überblick und Management-Funktionen über alle meine vorhandenen Waren haben, um meine vorhandenen Waren zu verwalten, und daraus das (Internet-)Angebot erstellen zu können und um benötigte Zutaten einfach nachbestellen zu könne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s Anbieter will ich CUD-Operationen für die Artikel ausführen, um meine Angebote verwalten zu könne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s Anbieter will ich zusätzliche Informationen in Dateien (Bilder, Videos, etc.) zu den Artikeln zur Verfügung stellen, um die Angebote besser präsentieren zu könne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s Kunde will ich meinen Warenkorb sehen, um festzustellen, ob ich mich bei der Bestellung geirrt habe und um den Warenkorb zu korrigiere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 Kunde will ich meine Kontaktdaten angeben, damit ich die Artikel erhalte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s Kunde will ich meine bisherigen Bestellungen mit Fortschritt etc. gelistet bekommen, um einen einfachen Überblick zu habe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s Anbieter will ich Funktionen zur Überprüfung der Korrektheit der Kundendaten, damit möglichst wenig Manipulationen möglich sin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 Kunde will ich eine Auswahlmöglichkeit der Zahlungsarten, um die Zahlungsart festzulege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 Kunde will ich eine Auswahlmöglichkeit der Versandarten, um die Versandart festzulege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s Kunde will ich eine automatische Bestellbestätigungsfunktion, um sicher zu sein, dass die Bestellung technisch funktioniert hat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s Anbieter will ich dem Kunden die Bestellung automatisch bestätigen, um den Kunden zufrieden zu stellen und gesetzliche Vorgaben einzuhalten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s Anbieter will ich eine Anbindung an mein Buchhaltungssystem o.Ä., um alle meine Finanzen, etc. zu verwalten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Wendt</meta:initial-creator>
    <meta:creation-date>2018-03-13T15:35:43.693780627</meta:creation-date>
    <dc:date>2018-03-13T15:51:33.460408865</dc:date>
    <dc:creator>Stephan Wendt</dc:creator>
    <meta:editing-duration>PT5M39S</meta:editing-duration>
    <meta:editing-cycles>1</meta:editing-cycles>
    <meta:document-statistic meta:table-count="1" meta:cell-count="18" meta:object-count="0"/>
    <meta:generator>LibreOffice/6.0.2.1.0$Linux_X86_64 LibreOffice_project/00m0$Build-1</meta:generator>
  </office:meta>
</office:document-meta>
</file>